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7.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105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>
      <style:table-column-properties style:column-width="60.7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5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rganic_Lml</text:p>
          </table:table-cell>
          <table:table-cell table:style-name="ACE-0" office:value-type="float" office:value="-68.459999999999994">
            <text:p>−68.46</text:p>
          </table:table-cell>
          <table:table-cell table:style-name="ACE-0" office:value-type="float" office:value="78.189999999999998">
            <text:p>78.19</text:p>
          </table:table-cell>
          <table:table-cell table:style-name="ACE-0" office:value-type="float" office:value="2895">
            <text:p>289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Marine to lacustrine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riggsTarasov2013,Zwartz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tts_Lml</text:p>
          </table:table-cell>
          <table:table-cell table:style-name="ACE-0" office:value-type="float" office:value="-68.599999999999994">
            <text:p>−68.6</text:p>
          </table:table-cell>
          <table:table-cell table:style-name="ACE-0" office:value-type="float" office:value="78.219999999999999">
            <text:p>78.22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rine to lacustrine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riggsTarasov2013,Zwartz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ighway_Mml</text:p>
          </table:table-cell>
          <table:table-cell table:style-name="ACE-0" office:value-type="float" office:value="-68.459999999999994">
            <text:p>−68.46</text:p>
          </table:table-cell>
          <table:table-cell table:style-name="ACE-0" office:value-type="float" office:value="78.219999999999999">
            <text:p>78.22</text:p>
          </table:table-cell>
          <table:table-cell table:style-name="ACE-0" office:value-type="float" office:value="4755">
            <text:p>4755</text:p>
          </table:table-cell>
          <table:table-cell table:style-name="ACE-0" office:value-type="float" office:value="435">
            <text:p>435</text:p>
          </table:table-cell>
          <table:table-cell table:style-name="ACE-0" office:value-type="string">
            <text:p>Marine to lacustri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riggsTarasov2013,Zwartz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ruzhby_Lml</text:p>
          </table:table-cell>
          <table:table-cell table:style-name="ACE-0" office:value-type="float" office:value="-68.590000000000003">
            <text:p>−68.59</text:p>
          </table:table-cell>
          <table:table-cell table:style-name="ACE-0" office:value-type="float" office:value="78.299999999999997">
            <text:p>78.3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rine to lacustrine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riggsTarasov2013,Zwartz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derson_Llm</text:p>
          </table:table-cell>
          <table:table-cell table:style-name="ACE-0" office:value-type="float" office:value="-68.609999999999999">
            <text:p>−68.61</text:p>
          </table:table-cell>
          <table:table-cell table:style-name="ACE-0" office:value-type="float" office:value="78.180000000000007">
            <text:p>78.18</text:p>
          </table:table-cell>
          <table:table-cell table:style-name="ACE-0" office:value-type="float" office:value="6440">
            <text:p>6440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Lacustrine to marine sedimen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8.4000000000000004">
            <text:p>8.4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riggsTarasov2013,Zwartz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derson_Mml</text:p>
          </table:table-cell>
          <table:table-cell table:style-name="ACE-0" office:value-type="float" office:value="-68.609999999999999">
            <text:p>−68.61</text:p>
          </table:table-cell>
          <table:table-cell table:style-name="ACE-0" office:value-type="float" office:value="78.180000000000007">
            <text:p>78.18</text:p>
          </table:table-cell>
          <table:table-cell table:style-name="ACE-0" office:value-type="float" office:value="5505">
            <text:p>5505</text:p>
          </table:table-cell>
          <table:table-cell table:style-name="ACE-0" office:value-type="float" office:value="415">
            <text:p>415</text:p>
          </table:table-cell>
          <table:table-cell table:style-name="ACE-0" office:value-type="string">
            <text:p>Marine to lacustri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8.4000000000000004">
            <text:p>8.4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riggsTarasov2013,Zwartz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ce_Llm</text:p>
          </table:table-cell>
          <table:table-cell table:style-name="ACE-0" office:value-type="float" office:value="-68.469999999999999">
            <text:p>−68.47</text:p>
          </table:table-cell>
          <table:table-cell table:style-name="ACE-0" office:value-type="float" office:value="78.189999999999998">
            <text:p>78.19</text:p>
          </table:table-cell>
          <table:table-cell table:style-name="ACE-0" office:value-type="float" office:value="6605">
            <text:p>6605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Lacustrine to marine sedimen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riggsTarasov2013,Zwartz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ce_Lml</text:p>
          </table:table-cell>
          <table:table-cell table:style-name="ACE-0" office:value-type="float" office:value="-68.469999999999999">
            <text:p>−68.47</text:p>
          </table:table-cell>
          <table:table-cell table:style-name="ACE-0" office:value-type="float" office:value="78.189999999999998">
            <text:p>78.19</text:p>
          </table:table-cell>
          <table:table-cell table:style-name="ACE-0" office:value-type="float" office:value="5935">
            <text:p>5935</text:p>
          </table:table-cell>
          <table:table-cell table:style-name="ACE-0" office:value-type="float" office:value="935">
            <text:p>935</text:p>
          </table:table-cell>
          <table:table-cell table:style-name="ACE-0" office:value-type="string">
            <text:p>Marine to lacustrine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riggsTarasov2013,Zwartz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ZDL69</text:p>
          </table:table-cell>
          <table:table-cell table:style-name="ACE-0" office:value-type="float" office:value="-68.650000000000006">
            <text:p>−68.65</text:p>
          </table:table-cell>
          <table:table-cell table:style-name="ACE-0" office:value-type="float" office:value="77.939999999999998">
            <text:p>77.94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ZwartzEtal1998,ZhangPeterso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ZDL66</text:p>
          </table:table-cell>
          <table:table-cell table:style-name="ACE-0" office:value-type="float" office:value="-68.650000000000006">
            <text:p>−68.65</text:p>
          </table:table-cell>
          <table:table-cell table:style-name="ACE-0" office:value-type="float" office:value="77.939999999999998">
            <text:p>77.94</text:p>
          </table:table-cell>
          <table:table-cell table:style-name="ACE-0" office:value-type="float" office:value="3325">
            <text:p>3325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ZwartzEtal1998,ZhangPeterso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ZDL79</text:p>
          </table:table-cell>
          <table:table-cell table:style-name="ACE-0" office:value-type="float" office:value="-68.560000000000002">
            <text:p>−68.56</text:p>
          </table:table-cell>
          <table:table-cell table:style-name="ACE-0" office:value-type="float" office:value="78.049999999999997">
            <text:p>78.05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ZwartzEtal1998,ZhangPeterso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ZDL80</text:p>
          </table:table-cell>
          <table:table-cell table:style-name="ACE-0" office:value-type="float" office:value="-68.549999999999997">
            <text:p>−68.55</text:p>
          </table:table-cell>
          <table:table-cell table:style-name="ACE-0" office:value-type="float" office:value="78.170000000000002">
            <text:p>78.17</text:p>
          </table:table-cell>
          <table:table-cell table:style-name="ACE-0" office:value-type="float" office:value="6632">
            <text:p>6632</text:p>
          </table:table-cell>
          <table:table-cell table:style-name="ACE-0" office:value-type="float" office:value="118">
            <text:p>118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ZwartzEtal1998,ZhangPeterson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estfold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ZDL78</text:p>
          </table:table-cell>
          <table:table-cell table:style-name="ACE-0" office:value-type="float" office:value="-68.530000000000001">
            <text:p>−68.53</text:p>
          </table:table-cell>
          <table:table-cell table:style-name="ACE-0" office:value-type="float" office:value="78.219999999999999">
            <text:p>78.22</text:p>
          </table:table-cell>
          <table:table-cell table:style-name="ACE-0" office:value-type="float" office:value="6141">
            <text:p>6141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riggsTarasov2013,ZwartzEtal1998,ZhangPeterson1984</text:p>
          </table:table-cell>
          <table:table-cell table:number-columns-repeated="240" table:style-name="ACE-0"/>
        </table:table-row>
        <table:table-row table:style-name="AROW-1" table:number-rows-repeated="38">
          <table:table-cell table:number-columns-repeated="14" table:style-name="ACE-0"/>
          <table:table-cell table:style-name="ACE-4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">
          <gnm:selection gnm:start-col="0" gnm:start-row="1" gnm:end-col="15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4T06:04:3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